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top" draw:auto-grow-height="false" fo:min-height="2.839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3.37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ash" svg:stroke-width="0.035cm" svg:stroke-color="#000000" draw:marker-start="Arrowheads_20_12" draw:marker-start-width="0.356cm" draw:marker-end="Arrowheads_20_12" draw:marker-end-width="0.352cm" svg:stroke-linecap="butt" draw:fill="none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stroke-linejoin="miter" draw:fill="solid" draw:fill-color="#ffffd7" draw:textarea-horizontal-align="justify" draw:textarea-vertical-align="middle" draw:auto-grow-height="false" fo:min-height="2.29cm" fo:min-width="4.58cm" fo:padding-top="0.135cm" fo:padding-bottom="0.135cm" fo:padding-left="0.26cm" fo:padding-right="0.26cm" fo:wrap-option="wrap" draw:shadow="hidden" draw:shadow-offset-x="0.2cm" draw:shadow-offset-y="0.2cm" draw:shadow-color="#808080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stroke-linejoin="miter" draw:fill="solid" draw:fill-color="#ffffd7" draw:textarea-horizontal-align="justify" draw:textarea-vertical-align="middle" draw:auto-grow-height="false" fo:min-height="0cm" fo:min-width="0cm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2.741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7.685cm" fo:min-width="6.169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Dash_20__28_Rounded_29_" svg:stroke-width="0.035cm" svg:stroke-color="#000000" draw:marker-start-width="0.252cm" draw:marker-end="" draw:marker-end-width="0.352cm" svg:stroke-linecap="round" draw:fill="none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="Arrowheads_20_12" draw:marker-start-width="0.252cm" draw:marker-end="Arrowheads_20_12" draw:marker-end-width="0.352cm" draw:fill="none" draw:textarea-vertical-align="bottom" fo:padding-top="0.017cm" fo:padding-bottom="0.779cm" fo:padding-left="0.267cm" fo:padding-right="0.267cm" loext:decorative="false"/>
    </style:style>
    <style:style style:name="gr17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cm" fo:margin-bottom="0.152cm"/>
    </style:style>
    <style:style style:name="P4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8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color="#666666" loext:opacity="100%" fo:font-size="12pt"/>
    </style:style>
    <style:style style:name="P11" style:family="paragraph">
      <loext:graphic-properties draw:fill="none"/>
      <style:paragraph-properties fo:text-align="center" style:writing-mode="lr-tb"/>
      <style:text-properties fo:color="#666666" loext:opacity="100%" fo:font-size="12pt"/>
    </style:style>
    <style:style style:name="P12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66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08cm" svg:height="3.023cm" svg:x="4.81cm" svg:y="9.41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5.08cm" svg:height="1.27cm" svg:x="17.51cm" svg:y="10.30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8cm" svg:height="2.274cm" svg:x="1cm" svg:y="1cm">
          <draw:text-box>
            <text:p text:style-name="P3"><text:span text:style-name="T2">Information Flow</text:span><text:span text:style-name="T2"><text:line-break/></text:span><text:span text:style-name="T3">Title</text:span><text:span text:style-name="T4"><text:line-break/></text:span><text:span text:style-name="T5">11</text:span><text:span text:style-name="T2">-Dec-2023 v1.0.0</text:span></text:p>
          </draw:text-box>
        </draw:frame>
        <draw:custom-shape draw:style-name="gr4" draw:text-style-name="P2" xml:id="id4" draw:id="id4" draw:layer="layout" svg:width="3.81cm" svg:height="1.27cm" svg:x="5.445cm" svg:y="10.6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Nested Compon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5.08cm" svg:height="1.27cm" svg:x="17.51cm" svg:y="5.12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7.51cm" svg:y1="5.762cm" svg:x2="7.35cm" svg:y2="9.414cm" draw:start-shape="id1" draw:start-glue-point="3" draw:end-shape="id2" draw:end-glue-point="0" svg:d="M17510 5762h-10160v3652" svg:viewBox="0 0 10161 3653">
          <text:p text:style-name="P5"><text:span text:style-name="T6">info flowing</text:span></text:p>
        </draw:connector>
        <draw:connector draw:style-name="gr7" draw:text-style-name="P6" draw:layer="layout" draw:line-skew="-0.04cm" svg:x1="9.89cm" svg:y1="10.925cm" svg:x2="17.51cm" svg:y2="10.942cm" draw:start-shape="id2" draw:start-glue-point="1" draw:end-shape="id3" draw:end-glue-point="3" svg:d="M9890 10925h3770v17h3850" svg:viewBox="0 0 7621 18">
          <text:p text:style-name="P5"><text:span text:style-name="T6"/></text:p>
        </draw:connector>
        <draw:g draw:style-name="gr8">
          <draw:polygon draw:style-name="gr9" draw:text-style-name="P8" draw:layer="layout" svg:width="1.269cm" svg:height="0.93cm" svg:x="20.367cm" svg:y="1.317cm" svg:viewBox="0 0 1270 931" draw:points="1270,233 1270,931 0,931 0,0 1080,0">
            <text:p text:style-name="P7"><text:span text:style-name="T7">Note</text:span></text:p>
          </draw:polygon>
          <draw:custom-shape draw:style-name="gr10" draw:text-style-name="P9" draw:layer="layout" svg:width="0.187cm" svg:height="0.213cm" svg:x="21.45cm" svg:y="1.31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11" draw:text-style-name="P2" draw:layer="layout" svg:width="3.175cm" svg:height="1.27cm" svg:x="16.557cm" svg:y="1.11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6.669cm" svg:height="7.935cm" draw:transform="rotate (0.000349065850398866) translate (16.871cm 4.178cm)">
          <text:p text:style-name="P10"><text:span text:style-name="T8">Unifying Trait/Information Hub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26.203cm" svg:y1="1.944cm" svg:x2="22.65cm" svg:y2="1.948cm" svg:d="M26203 1944h-1776v4h-1777" svg:viewBox="0 0 3554 5">
          <text:p text:style-name="P5"><text:span text:style-name="T6">integration</text:span></text:p>
        </draw:connector>
        <draw:connector draw:style-name="gr14" draw:text-style-name="P6" draw:layer="layout" svg:x1="26.143cm" svg:y1="2.901cm" svg:x2="22.59cm" svg:y2="2.905cm" svg:d="M26143 2901h-1776v4h-1777" svg:viewBox="0 0 3554 5">
          <text:p text:style-name="P5"><text:span text:style-name="T6">manual</text:span></text:p>
        </draw:connector>
        <draw:connector draw:style-name="gr15" draw:text-style-name="P6" draw:layer="layout" svg:x1="20.05cm" svg:y1="10.307cm" svg:x2="20.05cm" svg:y2="6.397cm" draw:start-shape="id3" draw:start-glue-point="0" draw:end-shape="id1" draw:end-glue-point="2" svg:d="M20050 10307v-3910" svg:viewBox="0 0 1 3911">
          <text:p text:style-name="P5"><text:span text:style-name="T6"><text:tab/></text:span><text:span text:style-name="T6"><text:tab/></text:span><text:span text:style-name="T6">info flowing</text:span></text:p>
        </draw:connector>
        <draw:connector draw:style-name="gr16" draw:text-style-name="P6" draw:layer="layout" draw:line-skew="0.627cm" svg:x1="19.034cm" svg:y1="11.577cm" svg:x2="8.112cm" svg:y2="11.92cm" draw:start-shape="id3" draw:start-glue-point="6" draw:end-shape="id4" draw:end-glue-point="7" svg:d="M19034 11577v1488h-10922v-1145" svg:viewBox="0 0 10923 1489">
          <text:p/>
        </draw:connector>
        <draw:frame draw:style-name="gr17" draw:text-style-name="P12" draw:layer="layout" svg:width="2.627cm" svg:height="0.726cm" svg:x="12.343cm" svg:y="13.291cm">
          <draw:text-box>
            <text:p><text:span text:style-name="T6">info flowing</text:span></text:p>
          </draw:text-box>
        </draw:frame>
        <draw:frame draw:style-name="gr17" draw:text-style-name="P12" draw:layer="layout" svg:width="2.627cm" svg:height="0.726cm" svg:x="12.43cm" svg:y="9.89cm">
          <draw:text-box>
            <text:p><text:span text:style-name="T6">info flowi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13" svg:d="M0 13l10-13 10 13z"/>
    <draw:marker draw:name="Arrowheads_20_4" draw:display-name="Arrowheads 4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fo:padding-top="0cm" fo:padding-bottom="0.76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2-14T13:28:45.257480369</dc:date>
    <meta:editing-duration>PT19H33M43S</meta:editing-duration>
    <meta:editing-cycles>17</meta:editing-cycles>
    <meta:generator>LibreOffice/7.6.2.1$MacOSX_AARCH64 LibreOffice_project/56f7684011345957bbf33a7ee678afaf4d2ba333</meta:generator>
    <meta:document-statistic meta:object-count="18"/>
  </office:meta>
</office:document-meta>
</file>